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EDY FERNAN PUELLES CONDOR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ELLES CONDORI, FREDY F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6424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ELLES CONDORI, BLANCA NELI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445006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41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